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0000000452C4FDCCECC8EA0420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1.188cm" fo:min-width="1.027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standard">
      <style:graphic-properties draw:fill="solid" draw:fill-color="#dde8cb" draw:textarea-horizontal-align="justify" draw:textarea-vertical-align="middle" draw:auto-grow-height="false" fo:min-height="0.021cm" fo:min-width="0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2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3" style:family="graphic" style:parent-style-name="objectwithoutfill">
      <style:graphic-properties svg:stroke-color="#666666" draw:marker-end="Arrow" draw:marker-end-width="0.3cm" draw:fill="solid" draw:fill-color="#666666" draw:textarea-vertical-align="middle"/>
    </style:style>
    <style:style style:name="gr14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e0c2cd"/>
      <style:paragraph-properties fo:text-align="center" style:writing-mode="lr-tb"/>
    </style:style>
    <style:style style:name="P10" style:family="paragraph">
      <loext:graphic-properties draw:fill="solid" draw:fill-color="#dde8cb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3.175cm" svg:height="3.048cm" svg:x="1.143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3.175cm" svg:height="3.048cm" svg:x="6.8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3.175cm" svg:height="3.048cm" svg:x="12.4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6" draw:id="id16" draw:layer="layout" svg:width="4.836cm" svg:height="4.179cm" svg:x="22.4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6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7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6" xml:id="id7" draw:id="id7" draw:layer="layout" svg:width="0.254cm" svg:height="0.254cm" svg:x="9.504cm" svg:y="1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254cm" svg:height="0.254cm" svg:x="9.6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7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6" xml:id="id14" draw:id="id14" draw:layer="layout" svg:width="0.254cm" svg:height="0.254cm" svg:x="18.505cm" svg:y="1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0.254cm" svg:height="0.254cm" svg:x="18.505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254cm" svg:height="0.254cm" svg:x="18.5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254cm" svg:height="0.254cm" svg:x="18.5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7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7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7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7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7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7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7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7" draw:layer="layout" draw:type="line" svg:x1="18.759cm" svg:y1="14.732cm" svg:x2="22.469cm" svg:y2="16.067cm" draw:start-shape="id10" draw:start-glue-point="10" draw:end-shape="id16" draw:end-glue-point="3" svg:d="M18759 14732l3710 1335" svg:viewBox="0 0 3711 1336">
          <text:p/>
        </draw:connector>
        <draw:connector draw:style-name="gr6" draw:text-style-name="P7" draw:layer="layout" draw:type="line" svg:x1="18.759cm" svg:y1="15.732cm" svg:x2="22.469cm" svg:y2="16.067cm" draw:start-shape="id11" draw:start-glue-point="10" draw:end-shape="id16" draw:end-glue-point="3" svg:d="M18759 15732l3710 335" svg:viewBox="0 0 3711 336">
          <text:p/>
        </draw:connector>
        <draw:connector draw:style-name="gr6" draw:text-style-name="P7" draw:layer="layout" draw:type="line" svg:x1="18.722cm" svg:y1="16.722cm" svg:x2="22.469cm" svg:y2="16.067cm" draw:start-shape="id13" draw:start-glue-point="9" draw:end-shape="id16" draw:end-glue-point="3" svg:d="M18722 16722l3747-655" svg:viewBox="0 0 3748 656">
          <text:p/>
        </draw:connector>
        <draw:connector draw:style-name="gr6" draw:text-style-name="P7" draw:layer="layout" draw:type="line" svg:x1="18.722cm" svg:y1="17.722cm" svg:x2="22.469cm" svg:y2="16.067cm" draw:start-shape="id14" draw:start-glue-point="9" draw:end-shape="id16" draw:end-glue-point="3" svg:d="M18722 17722l3747-1655" svg:viewBox="0 0 3748 1656">
          <text:p/>
        </draw:connector>
        <draw:custom-shape draw:style-name="gr7" draw:text-style-name="P9" xml:id="id17" draw:id="id17" draw:layer="layout" svg:width="3.222cm" svg:height="2.954cm" svg:x="2.568cm" svg:y="0.821cm">
          <text:p text:style-name="P8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224cm" svg:y="1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2.924cm" svg:y="1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724cm" svg:y="16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3.324cm" svg:y="16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367cm" svg:y1="12.192cm" svg:x2="13.208cm" svg:y2="15.76cm">
          <text:p/>
        </draw:line>
        <draw:line draw:style-name="gr6" draw:text-style-name="P7" draw:layer="layout" svg:x1="14.605cm" svg:y1="15.252cm" svg:x2="15.367cm" svg:y2="12.192cm">
          <text:p/>
        </draw:line>
        <draw:line draw:style-name="gr6" draw:text-style-name="P7" draw:layer="layout" svg:x1="13.716cm" svg:y1="16.776cm" svg:x2="15.367cm" svg:y2="12.192cm">
          <text:p/>
        </draw:line>
        <draw:line draw:style-name="gr6" draw:text-style-name="P7" draw:layer="layout" svg:x1="15.113cm" svg:y1="16.268cm" svg:x2="15.367cm" svg:y2="12.192cm">
          <text:p/>
        </draw:line>
        <draw:connector draw:style-name="gr9" draw:text-style-name="P7" draw:layer="layout" draw:type="line" svg:x1="5.79cm" svg:y1="2.298cm" svg:x2="15.3cm" svg:y2="2.323cm" draw:start-shape="id17" draw:start-glue-point="10" draw:end-shape="id18" draw:end-glue-point="3" svg:d="M5790 2298l9510 25" svg:viewBox="0 0 9511 26">
          <text:p/>
        </draw:connector>
        <draw:line draw:style-name="gr10" draw:text-style-name="P7" draw:layer="layout" svg:x1="1.168cm" svg:y1="10.434cm" svg:x2="26.695cm" svg:y2="10.434cm">
          <text:p/>
        </draw:line>
        <draw:frame draw:style-name="gr11" draw:text-style-name="P11" draw:layer="layout" svg:width="4.409cm" svg:height="1.673cm" svg:x="22.428cm" svg:y="9.248cm">
          <draw:text-box>
            <text:p>Co-processor</text:p>
          </draw:text-box>
        </draw:frame>
        <draw:frame draw:style-name="gr11" draw:text-style-name="P11" draw:layer="layout" svg:width="4.409cm" svg:height="1.673cm" svg:x="22.429cm" svg:y="10.749cm">
          <draw:text-box>
            <text:p>Brain</text:p>
          </draw:text-box>
        </draw:frame>
        <draw:custom-shape draw:style-name="gr12" draw:text-style-name="P9" xml:id="id23" draw:id="id23" draw:layer="layout" svg:width="3.463cm" svg:height="3.175cm" svg:x="18.872cm" svg:y="3.991cm">
          <text:p text:style-name="P8">B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svg:x1="2.731cm" svg:y1="14.601cm" svg:x2="4.179cm" svg:y2="3.775cm" draw:start-shape="id19" draw:start-glue-point="4" draw:end-shape="id17" draw:end-glue-point="8" svg:d="M2731 14601v-5412h1448v-5414" svg:viewBox="0 0 1449 10827">
          <text:p/>
        </draw:connector>
        <draw:connector draw:style-name="gr13" draw:text-style-name="P12" draw:layer="layout" svg:x1="8.431cm" svg:y1="14.602cm" svg:x2="4.179cm" svg:y2="3.775cm" draw:start-shape="id20" draw:start-glue-point="4" draw:end-shape="id17" draw:end-glue-point="8" svg:d="M8431 14602v-5413h-4252v-5414" svg:viewBox="0 0 4253 10828">
          <text:p/>
        </draw:connector>
        <draw:connector draw:style-name="gr13" draw:text-style-name="P12" draw:layer="layout" svg:x1="14.03cm" svg:y1="14.602cm" svg:x2="4.179cm" svg:y2="3.775cm" draw:start-shape="id21" draw:end-shape="id17" draw:end-glue-point="8" svg:d="M14030 14602v-5413h-9851v-5414" svg:viewBox="0 0 9852 10828">
          <text:p/>
        </draw:connector>
        <draw:line draw:style-name="gr14" draw:text-style-name="P7" draw:layer="layout" svg:x1="4.191cm" svg:y1="4.699cm" svg:x2="18.923cm" svg:y2="4.826cm">
          <text:p/>
        </draw:line>
        <draw:connector draw:style-name="gr9" draw:text-style-name="P7" draw:layer="layout" draw:type="line" svg:x1="15.635cm" svg:y1="2.667cm" svg:x2="15.51cm" svg:y2="11.283cm" draw:start-shape="id18" draw:start-glue-point="2" draw:end-shape="id22" draw:end-glue-point="0" svg:d="M15635 2667l-125 8616" svg:viewBox="0 0 126 8617">
          <text:p/>
        </draw:connector>
        <draw:connector draw:style-name="gr9" draw:text-style-name="P7" draw:layer="layout" draw:type="line" svg:x1="15.601cm" svg:y1="6.164cm" svg:x2="18.847cm" svg:y2="6.125cm" svg:d="M15601 6164l3246-39" svg:viewBox="0 0 3247 40">
          <text:p/>
        </draw:connector>
        <draw:connector draw:style-name="gr9" draw:text-style-name="P7" draw:layer="layout" draw:type="line" svg:x1="22.335cm" svg:y1="5.579cm" svg:x2="24.365cm" svg:y2="5.578cm" draw:start-shape="id23" draw:start-glue-point="10" draw:end-shape="id24" draw:end-glue-point="3" svg:d="M22335 5579l2030-1" svg:viewBox="0 0 2031 2">
          <text:p/>
        </draw:connector>
        <draw:frame draw:style-name="gr15" draw:text-style-name="P6" xml:id="id24" draw:id="id24" draw:layer="layout" svg:width="2.45cm" svg:height="0.958cm" svg:x="24.365cm" svg:y="5.0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6" draw:layer="layout" svg:width="1.944cm" svg:height="0.896cm" svg:x="1.465cm" svg:y="5.1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6" xml:id="id18" draw:id="id18" draw:layer="layout" svg:width="0.671cm" svg:height="0.688cm" svg:x="15.3cm" svg:y="1.9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6" xml:id="id22" draw:id="id22" draw:layer="layout" svg:width="2.056cm" svg:height="0.811cm" svg:x="14.482cm" svg:y="11.2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6-01T20:08:58.219588030</dc:date>
    <meta:editing-duration>PT1H44M31S</meta:editing-duration>
    <meta:editing-cycles>19</meta:editing-cycles>
    <meta:generator>LibreOffice/6.4.7.2$Linux_X86_64 LibreOffice_project/40$Build-2</meta:generator>
    <meta:document-statistic meta:object-count="62"/>
  </office:meta>
</office:document-meta>
</file>

<file path=Object 1/content.xml><?xml version="1.0" encoding="utf-8"?>
<math xmlns="http://www.w3.org/1998/Math/MathML" display="block">
  <semantics>
    <mrow>
      <mover accent="true">
        <mi>O</mi>
        <mo stretchy="false">^</mo>
      </mover>
      <msub>
        <mrow>
          <mo fence="true" stretchy="false">(</mo>
          <mrow>
            <mi>R</mi>
          </mrow>
          <mo fence="true" stretchy="false">)</mo>
        </mrow>
        <mrow>
          <mi>t</mi>
          <mo stretchy="false">+</mo>
          <mn>1</mn>
        </mrow>
      </msub>
    </mrow>
    <annotation encoding="StarMath 5.0">hat O( R ) _{t+1} </annotation>
  </semantics>
</math>
</file>

<file path=Object 2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i>t</mi>
      </msub>
    </mrow>
    <annotation encoding="StarMath 5.0">O( R ) 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row>
      <mi>S</mi>
      <mrow>
        <mo fence="true" stretchy="false">(</mo>
        <mrow>
          <msub>
            <mi>θ</mi>
            <mi>t</mi>
          </msub>
        </mrow>
        <mo fence="true" stretchy="false">)</mo>
      </mrow>
    </mrow>
    <annotation encoding="StarMath 5.0">S(%theta _{t})</annotation>
  </semantics>
</math>
</file>